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0B8A0266BB64216B952.png" manifest:media-type="image/png"/>
  <manifest:file-entry manifest:full-path="Pictures/100000010000022E00000106EB9099683B822B03.png" manifest:media-type="image/png"/>
  <manifest:file-entry manifest:full-path="Pictures/100000010000022E000000C51F965CA27064D8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000d1" officeooo:paragraph-rsid="000000d1" style:font-size-asian="17.5pt" style:font-size-complex="20pt"/>
    </style:style>
    <style:style style:name="P2" style:family="paragraph" style:parent-style-name="Standard">
      <style:text-properties fo:font-size="20pt" officeooo:rsid="0001cb86" officeooo:paragraph-rsid="0001cb86" style:font-size-asian="17.5pt" style:font-size-complex="20pt"/>
    </style:style>
    <style:style style:name="P3" style:family="paragraph" style:parent-style-name="Standard">
      <style:text-properties fo:font-size="20pt" officeooo:rsid="0002245b" officeooo:paragraph-rsid="0002245b" style:font-size-asian="17.5pt" style:font-size-complex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}</text:p>
      <text:p text:style-name="P1"/>
      <text:p text:style-name="P1"><draw:frame draw:style-name="fr1" draw:name="Image1" text:anchor-type="char" svg:width="14.764cm" svg:height="5.212cm" draw:z-index="0"><draw:image xlink:href="Pictures/100000010000022E000000C51F965CA27064D806.png" xlink:type="simple" xlink:show="embed" xlink:actuate="onLoad" draw:mime-type="image/png"/></draw:frame><text:s/></text:p>
      <text:p text:style-name="P1"/>
      <text:p text:style-name="P1"/>
      <text:p text:style-name="P1"/>
      <text:p text:style-name="P2">Question 2}</text:p>
      <text:p text:style-name="P2"/>
      <text:p text:style-name="P2"><draw:frame draw:style-name="fr1" draw:name="Image2" text:anchor-type="char" svg:width="14.764cm" svg:height="6.932cm" draw:z-index="1"><draw:image xlink:href="Pictures/100000010000022E00000106EB9099683B822B03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Question 3} <text:s/></text:p>
      <text:p text:style-name="P3"/>
      <text:p text:style-name="P3"><draw:frame draw:style-name="fr1" draw:name="Image3" text:anchor-type="char" svg:width="13.441cm" svg:height="4.868cm" draw:z-index="2"><draw:image xlink:href="Pictures/10000001000001FC000000B8A0266BB64216B95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6:08:34.316385424</meta:creation-date>
    <dc:date>2024-03-13T15:17:19.833045956</dc:date>
    <meta:editing-duration>PT1H17M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5" meta:word-count="6" meta:character-count="37" meta:non-whitespace-character-count="30"/>
  </office:meta>
</office:document-meta>
</file>